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c112" officeooo:paragraph-rsid="0005c112" style:font-weight-asian="bold" style:font-weight-complex="bold"/>
    </style:style>
    <style:style style:name="P2" style:family="paragraph" style:parent-style-name="Standard">
      <style:text-properties officeooo:rsid="00059ed9" officeooo:paragraph-rsid="00059ed9"/>
    </style:style>
    <style:style style:name="P3" style:family="paragraph" style:parent-style-name="Standard">
      <style:text-properties officeooo:rsid="0005c112" officeooo:paragraph-rsid="0005c112"/>
    </style:style>
    <style:style style:name="P4" style:family="paragraph" style:parent-style-name="Standard">
      <style:text-properties officeooo:rsid="000979cb" officeooo:paragraph-rsid="000979cb"/>
    </style:style>
    <style:style style:name="P5" style:family="paragraph" style:parent-style-name="Standard">
      <style:text-properties officeooo:rsid="000979cb" officeooo:paragraph-rsid="000c1974"/>
    </style:style>
    <style:style style:name="P6" style:family="paragraph" style:parent-style-name="Standard">
      <style:text-properties officeooo:rsid="000a5017" officeooo:paragraph-rsid="000a5017"/>
    </style:style>
    <style:style style:name="P7" style:family="paragraph" style:parent-style-name="Standard">
      <style:text-properties officeooo:rsid="000cd80b" officeooo:paragraph-rsid="000cd8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584" style:font-weight-asian="bold" style:font-weight-complex="bold"/>
    </style:style>
    <style:style style:name="T3" style:family="text">
      <style:text-properties officeooo:rsid="0006d7bb"/>
    </style:style>
    <style:style style:name="T4" style:family="text">
      <style:text-properties officeooo:rsid="0008b584"/>
    </style:style>
    <style:style style:name="T5" style:family="text">
      <style:text-properties officeooo:rsid="000c1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 have to use the 8 pairs of images to estimate the <text:span text:style-name="T1">corresponding points</text:span> in the “camera planes” of both the cameras.</text:p>
      <text:p text:style-name="P2"/>
      <text:p text:style-name="P2">For that, for each pair cam—0-i and cam—1-i, I found all the corresponding points and combined them into a vector. Then I applied the <text:span text:style-name="T1">findFundamentalMat</text:span> function on the combined vector using the max distance from the epipolar line as 3 and the confidence as 0.99.</text:p>
      <text:p text:style-name="P2"/>
      <text:p text:style-name="P3">Finally, I obtained the fundamental matrix of the 2-camera setting as:</text:p>
      <text:p text:style-name="P3"/>
      <text:p text:style-name="P3"><text:span text:style-name="T1">F</text:span> <text:span text:style-name="T1">= <text:s text:c="4"/>[-7.272237e-08, <text:s text:c="3"/>5.634126e-07, <text:s text:c="3"/>-0.0003549</text:span><text:span text:style-name="T2">51</text:span><text:span text:style-name="T1">;</text:span></text:p>
      <text:p text:style-name="P1"><text:s text:c="2"/><text:tab/>1.501109e-06,<text:tab/> <text:s text:c="3"/>-7.512177<text:span text:style-name="T3">e</text:span>-08, <text:s text:c="3"/>0.003765<text:span text:style-name="T4">416</text:span>;</text:p>
      <text:p text:style-name="P1"><text:s text:c="2"/><text:tab/> -0.0002616<text:span text:style-name="T4">8</text:span>,<text:tab/> <text:s text:c="4"/>-0.005361<text:span text:style-name="T4">07</text:span>, <text:tab/><text:tab/>1 ]</text:p>
      <text:p text:style-name="P3"/>
      <text:p text:style-name="P5">I was not familiar <text:span text:style-name="T5">earlier </text:span>much<text:span text:style-name="T5"> </text:span>with stereo-vision at first. So, I used the following resources, to first understand the concepts and then implemented it by referring to the openCV documentation only from time to time:</text:p>
      <text:p text:style-name="P4">1) <text:a xlink:type="simple" xlink:href="https://www.youtube.com/watch?v=K-j704F6F7Q">https://www.youtube.com/watch?v=K-j704F6F7Q</text:a></text:p>
      <text:p text:style-name="P4">2) <text:a xlink:type="simple" xlink:href="http://docs.opencv.org/modules/calib3d/doc/camera_calibration_and_3d_reconstruction.html">http://docs.opencv.org/modules/calib3d/doc/camera_calibration_and_3d_reconstruction.html</text:a></text:p>
      <text:p text:style-name="P6">3) <text:a xlink:type="simple" xlink:href="http://www.vision.caltech.edu/bouguetj/calib_doc/htmls/example5.html">http://www.vision.caltech.edu/bouguetj/calib_doc/htmls/example5.html</text:a> (for some more proper testing database)</text:p>
      <text:p text:style-name="P6"/>
      <text:p text:style-name="P6"/>
      <text:p text:style-name="P7">Note: </text:p>
      <text:p text:style-name="P7">For the database you have provided me, when I applied my algorithm to the pairs separately, i.e. finding fundamental matrix for each pair, I sometimes got much different values of F.</text:p>
      <text:p text:style-name="P7">But when I applied the same algorithm to separately to the pairs in the other database that I have included in the folder (“<text:span text:style-name="T1">stereo_example</text:span>”), I got almost the same value for each pa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9:26:50.006960638</meta:creation-date>
    <dc:date>2015-10-05T10:47:37.330348597</dc:date>
    <meta:editing-duration>PT1H20M5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05" meta:character-count="1439" meta:non-whitespace-character-count="1214"/>
  </office:meta>
</office:document-meta>
</file>